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e142" officeooo:paragraph-rsid="004be14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3f01" officeooo:paragraph-rsid="00503f0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42bd9" officeooo:paragraph-rsid="00542bd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42bd9" officeooo:paragraph-rsid="00542bd9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9eb27"/>
    </style:style>
    <style:style style:name="P7" style:family="paragraph" style:parent-style-name="Standard">
      <style:paragraph-properties fo:text-align="start" style:justify-single-word="false"/>
      <style:text-properties officeooo:paragraph-rsid="004be142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03f01" officeooo:paragraph-rsid="00503f01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03f01" officeooo:paragraph-rsid="00503f01" style:font-size-asian="12pt" style:font-weight-asian="normal" style:font-size-complex="12pt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03f01" officeooo:paragraph-rsid="00503f01" style:font-size-asian="12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03f01" officeooo:paragraph-rsid="00503f01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42bd9" officeooo:paragraph-rsid="00542bd9" style:font-size-asian="12pt" style:font-weight-asian="normal" style:font-size-complex="12pt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be142" officeooo:paragraph-rsid="004be142" style:font-size-asian="12pt" style:font-weight-asian="normal" style:font-size-complex="12pt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be142" officeooo:paragraph-rsid="004be142" style:font-size-asian="12pt" style:font-weight-asian="normal" style:font-size-complex="12pt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e32b3" officeooo:paragraph-rsid="004e32b3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e35d5" officeooo:paragraph-rsid="004e35d5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fa2c3" officeooo:paragraph-rsid="004fa2c3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18fc2" officeooo:paragraph-rsid="00518fc2" style:font-size-asian="12pt" style:font-weight-asian="normal" style:font-size-complex="12pt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518fc2" officeooo:paragraph-rsid="00518fc2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503f01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52fd27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55f912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503f01"/>
    </style:style>
    <style:style style:name="P24" style:family="paragraph" style:parent-style-name="Standard" style:list-style-name="L4">
      <style:paragraph-properties fo:text-align="start" style:justify-single-word="false"/>
      <style:text-properties officeooo:paragraph-rsid="00542bd9"/>
    </style:style>
    <style:style style:name="P25" style:family="paragraph" style:parent-style-name="Standard" style:list-style-name="L5">
      <style:paragraph-properties fo:text-align="start" style:justify-single-word="false"/>
      <style:text-properties officeooo:paragraph-rsid="00542bd9"/>
    </style:style>
    <style:style style:name="P26" style:family="paragraph" style:parent-style-name="Standard" style:list-style-name="L7">
      <style:paragraph-properties fo:text-align="start" style:justify-single-word="false"/>
      <style:text-properties officeooo:paragraph-rsid="00518fc2"/>
    </style:style>
    <style:style style:name="P27" style:family="paragraph" style:parent-style-name="Standard" style:list-style-name="L7">
      <style:paragraph-properties fo:text-align="start" style:justify-single-word="false"/>
      <style:text-properties officeooo:rsid="00518fc2" officeooo:paragraph-rsid="00518fc2"/>
    </style:style>
    <style:style style:name="P28" style:family="paragraph" style:parent-style-name="Standard" style:list-style-name="L7">
      <style:paragraph-properties fo:text-align="start" style:justify-single-word="false"/>
      <style:text-properties officeooo:rsid="0052fd27" officeooo:paragraph-rsid="0052fd27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be142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18fc2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2fd2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03f01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5f912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42bd9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57bed0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518fc2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52fd27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503f01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542bd9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55f912" style:font-size-asian="12pt" style:font-weight-asian="normal" style:font-size-complex="1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normal" fo:font-weight="normal" officeooo:rsid="005660f6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8d099" style:font-style-asian="normal" style:font-weight-asian="normal" style:font-style-complex="normal" style:font-weight-complex="normal"/>
    </style:style>
    <style:style style:name="T23" style:family="text">
      <style:text-properties officeooo:rsid="00503f01"/>
    </style:style>
    <style:style style:name="T24" style:family="text">
      <style:text-properties officeooo:rsid="00542bd9"/>
    </style:style>
    <style:style style:name="T25" style:family="text">
      <style:text-properties officeooo:rsid="0055f912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542bd9" style:font-weight-asian="bold" style:font-weight-complex="bold"/>
    </style:style>
    <style:style style:name="T28" style:family="text">
      <style:text-properties fo:font-weight="bold" officeooo:rsid="004dc341" style:font-weight-asian="bold" style:font-weight-complex="bold"/>
    </style:style>
    <style:style style:name="T29" style:family="text">
      <style:text-properties fo:font-weight="bold" officeooo:rsid="0055f912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5</text:span><text:span text:style-name="T6">0</text:span><text:span text:style-name="T13">3</text:span><text:span text:style-name="T4"> - </text:span><text:span text:style-name="T2">A/G</text:span><text:span text:style-name="T3"> - </text:span><text:span text:style-name="T7">Using Scorpion HMCS</text:span></text:p>
      <text:p text:style-name="P1"/>
      <text:p text:style-name="P2">Scorpion HMCS Power switch<text:span text:style-name="T20"> ... </text:span>ON<text:span text:style-name="T20"> </text:span><text:span text:style-name="T21">(right console</text:span><text:span text:style-name="T22"> inboard </text:span><text:span text:style-name="T21">rear)</text:span></text:p>
      <text:p text:style-name="P2"/>
      <text:p text:style-name="P3">Designate a <text:span text:style-name="T25">SPI </text:span>with HMCS</text:p>
      <text:list xml:id="list1396269984" text:style-name="L1">
        <text:list-item>
          <text:p text:style-name="P8">Press <text:span text:style-name="T26">Coolie Hat down short</text:span> (<text:span text:style-name="T26">Dish Hat down short</text:span>) to put <text:span text:style-name="T26">SOI</text:span> in <text:span text:style-name="T26">HMCS</text:span>.</text:p>
        </text:list-item>
        <text:list-item>
          <text:p text:style-name="P20"><text:span text:style-name="T16">Put </text:span><text:span text:style-name="T9">HMCS crosshair</text:span><text:span text:style-name="T16"> on target</text:span><text:span text:style-name="T17"> and press </text:span><text:span text:style-name="T10">TMS up long</text:span><text:span text:style-name="T17"> (</text:span><text:span text:style-name="T10">Gray Reset Hat forward long</text:span><text:span text:style-name="T17">) to set </text:span><text:span text:style-name="T10">SPI</text:span><text:span text:style-name="T17"> to that point.</text:span></text:p>
        </text:list-item>
        <text:list-item>
          <text:p text:style-name="P21"><text:span text:style-name="T17">(</text:span><text:span text:style-name="T16">Optional) </text:span><text:span text:style-name="T9">Press TMS right short</text:span><text:span text:style-name="T16"> (</text:span><text:span text:style-name="T9">Gray Reset Hat right short</text:span><text:span text:style-name="T16">) to create a </text:span><text:span text:style-name="T9">markpoint</text:span><text:span text:style-name="T16"> at the </text:span><text:span text:style-name="T19">HMCS crosshair</text:span><text:span text:style-name="T16"> as well, and press </text:span><text:span text:style-name="T9">TMS right long</text:span><text:span text:style-name="T16"> (</text:span><text:span text:style-name="T9">Gray Reset Hat right long</text:span><text:span text:style-name="T16">) to set </text:span><text:span text:style-name="T19">last </text:span><text:span text:style-name="T16">markpoint as </text:span><text:span text:style-name="T9">SPI</text:span><text:span text:style-name="T16">.</text:span></text:p>
        </text:list-item>
        <text:list-item>
          <text:p text:style-name="P22"><text:span text:style-name="T19">Press </text:span><text:span text:style-name="T11">China Hat forward long</text:span><text:span text:style-name="T19"> (</text:span><text:span text:style-name="T11">Front Thumb Button press long</text:span><text:span text:style-name="T19">) to slave all sensors to </text:span><text:span text:style-name="T11">SPI</text:span><text:span text:style-name="T19">.</text:span></text:p>
        </text:list-item>
      </text:list>
      <text:p text:style-name="P5">Alternately:</text:p>
      <text:list xml:id="list4156142355" text:style-name="L2">
        <text:list-item>
          <text:p text:style-name="P9">Look near target and use <text:span text:style-name="T26">TDC Ministick</text:span> to slew designator box<text:span text:style-name="T24"> over the target.</text:span></text:p>
        </text:list-item>
      </text:list>
      <text:list xml:id="list3758573174" text:style-name="L3">
        <text:list-item>
          <text:list>
            <text:list-item>
              <text:p text:style-name="P23"><text:span text:style-name="T17">Press </text:span><text:span text:style-name="T10">China Hat aft short</text:span><text:span text:style-name="T17"> (</text:span><text:span text:style-name="T10">Rear Thumb Button press short</text:span><text:span text:style-name="T17">) to </text:span><text:span text:style-name="T10">re-center</text:span><text:span text:style-name="T17"> on crosshairs.</text:span></text:p>
            </text:list-item>
          </text:list>
        </text:list-item>
      </text:list>
      <text:list xml:id="list74714144651558" text:continue-list="list4156142355" text:style-name="L2">
        <text:list-item>
          <text:p text:style-name="P9"><text:span text:style-name="T24">Put </text:span><text:span text:style-name="T27">HMCS crosshair</text:span><text:span text:style-name="T24"> on the designator box and p</text:span>ress <text:span text:style-name="T26">TMS up short</text:span> (<text:span text:style-name="T26">Gray Reset Hat forward short</text:span>) to "<text:span text:style-name="T26">hook</text:span>" <text:span text:style-name="T24">the designator box.</text:span></text:p>
        </text:list-item>
      </text:list>
      <text:list xml:id="list312062516" text:style-name="L4">
        <text:list-item>
          <text:list>
            <text:list-item>
              <text:p text:style-name="P24"><text:span text:style-name="T18">Press </text:span><text:span text:style-name="T12">TMS down short</text:span><text:span text:style-name="T18"> </text:span><text:span text:style-name="T19">(</text:span><text:span text:style-name="T11">Gray Reset Hat back short</text:span><text:span text:style-name="T19">) </text:span><text:span text:style-name="T18">to </text:span><text:span text:style-name="T12">unhook</text:span><text:span text:style-name="T18">.</text:span></text:p>
            </text:list-item>
          </text:list>
        </text:list-item>
      </text:list>
      <text:list xml:id="list74715137042680" text:continue-list="list74714144651558" text:style-name="L2">
        <text:list-item>
          <text:p text:style-name="P12">With a <text:span text:style-name="T26">hooked</text:span> object, press <text:span text:style-name="T26">TMS up long</text:span> (<text:span text:style-name="T26">Gray Reset Hat forward long</text:span>) to set the hooked object as <text:span text:style-name="T26">SPI</text:span>.</text:p>
        </text:list-item>
      </text:list>
      <text:p text:style-name="P2"/>
      <text:p text:style-name="P4">Share your SPI with other flight members</text:p>
      <text:list xml:id="list2298225298" text:style-name="L5">
        <text:list-item>
          <text:p text:style-name="P25"><text:span text:style-name="T18">When you have a </text:span><text:span text:style-name="T12">SPI</text:span><text:span text:style-name="T18">, press </text:span><text:span text:style-name="T10">TMS long left</text:span><text:span text:style-name="T17"> (</text:span><text:span text:style-name="T10">Middle Finger Hat long left</text:span><text:span text:style-name="T17">)</text:span><text:span text:style-name="T18"> to broadcast it.</text:span><text:span text:style-name="T17"> </text:span><text:span text:style-name="T18">(</text:span><text:span text:style-name="T10">TAD</text:span><text:span text:style-name="T17"> page shows </text:span><text:span text:style-name="T10">SPI ON</text:span><text:span text:style-name="T17">.</text:span><text:span text:style-name="T18">)</text:span></text:p>
        </text:list-item>
      </text:list>
      <text:p text:style-name="P2"/>
      <text:p text:style-name="P2">Display</text:p>
      <text:list xml:id="list3208471666" text:style-name="L6">
        <text:list-item>
          <text:p text:style-name="P13">Top of <text:span text:style-name="T25">HMCS </text:span>display shows direction you're looking, bottom shows airplane's heading.</text:p>
        </text:list-item>
        <text:list-item>
          <text:p text:style-name="P13">Altitude on right shows baro, radar on bottom right corner.</text:p>
        </text:list-item>
        <text:list-item>
          <text:p text:style-name="P15">A green line stretching away from the crosshair points to the SPI.</text:p>
        </text:list-item>
        <text:list-item>
          <text:p text:style-name="P16">A yellow line stretching away from the crosshair points to a "hooked" object (does not include objects hooked from TAD).</text:p>
        </text:list-item>
        <text:list-item>
          <text:p text:style-name="P17">Dotted boxes are waypoints, yellow is currently selected.</text:p>
        </text:list-item>
        <text:list-item>
          <text:p text:style-name="P17">Xs are friendly ground units with datalinks.</text:p>
        </text:list-item>
        <text:list-item>
          <text:p text:style-name="P17">Green circles are friendly air units, with distance in nmi below.</text:p>
        </text:list-item>
        <text:list-item>
          <text:p text:style-name="P17">Blue circles are own flight members, with distance in nmi below and flight position number in center.</text:p>
        </text:list-item>
        <text:list-item>
          <text:p text:style-name="P17">Hostile aircraft are not shown??</text:p>
        </text:list-item>
        <text:list-item>
          <text:p text:style-name="P17">"Wedding cake" symbol shows SPI. <text:s/>White = own SPI, blue = wingman/flight SPI, <text:span text:style-name="T23">green = other friendly</text:span></text:p>
          <text:list>
            <text:list-item>
              <text:p text:style-name="P17">Range shown at top, number in center is wingman flight number.</text:p>
            </text:list-item>
          </text:list>
        </text:list-item>
        <text:list-item>
          <text:p text:style-name="P10">TGP FOV is shown as a dashed box (changes with zoom) with a diamond in the center.</text:p>
        </text:list-item>
      </text:list>
      <text:p text:style-name="P2"/>
      <text:p text:style-name="P7"><text:span text:style-name="T8">C</text:span><text:span text:style-name="T7">ontrols</text:span></text:p>
      <text:list xml:id="list1855664646" text:style-name="L7">
        <text:list-item>
          <text:p text:style-name="P14"><text:span text:style-name="T26">HMCS display on/off</text:span> (when system is powered on) ... <text:span text:style-name="T26">DMS left long</text:span> (<text:span text:style-name="T26">Middle Finger Hat left long</text:span>)</text:p>
        </text:list-item>
        <text:list-item>
          <text:p text:style-name="P14">Set <text:span text:style-name="T26">SOI</text:span> to <text:span text:style-name="T26">HMCS</text:span> <text:span text:style-name="T25">...</text:span> <text:span text:style-name="T26">Coolie Hat </text:span><text:span text:style-name="T28">down</text:span> (<text:span text:style-name="T26">Dish Hat </text:span><text:span text:style-name="T28">down</text:span>)</text:p>
        </text:list-item>
        <text:list-item>
          <text:p text:style-name="P14">With <text:span text:style-name="T26">SOI</text:span> in <text:span text:style-name="T26">HMCS</text:span>:</text:p>
          <text:list>
            <text:list-item>
              <text:p text:style-name="P14"><text:span text:style-name="T26">Slew</text:span><text:span text:style-name="T29"> designator box</text:span><text:span text:style-name="T25"> ... </text:span><text:span text:style-name="T29">TDC M</text:span><text:span text:style-name="T26">inistick</text:span><text:span text:style-name="T25"> (d</text:span>esignator box is ground stabilized<text:span text:style-name="T25">)</text:span></text:p>
            </text:list-item>
            <text:list-item>
              <text:p text:style-name="P14"><text:span text:style-name="T26">Re</text:span><text:span text:style-name="T29">set</text:span><text:span text:style-name="T26"> designator to c</text:span><text:span text:style-name="T29">rosshair</text:span><text:span text:style-name="T25"> ...</text:span> <text:span text:style-name="T26">China Hat aft short</text:span> (<text:span text:style-name="T26">Rear Thumb Button press short</text:span>)</text:p>
            </text:list-item>
            <text:list-item>
              <text:p text:style-name="P11"><text:span text:style-name="T29">TGP video to HMCS</text:span><text:span text:style-name="T25"> ...</text:span> <text:span text:style-name="T26">DMS left short</text:span> (<text:span text:style-name="T26">Middle Finger Hat left short</text:span>)<text:span text:style-name="T25"> (also works if SOI is TGP)</text:span></text:p>
            </text:list-item>
          </text:list>
        </text:list-item>
        <text:list-item>
          <text:p text:style-name="P18">Make the HMCS stay up even when looking in the cockpit:</text:p>
          <text:list>
            <text:list-item>
              <text:p text:style-name="P18">On <text:span text:style-name="T26">right MFD</text:span>, press <text:span text:style-name="T26">STAT</text:span> OSB.</text:p>
            </text:list-item>
            <text:list-item>
              <text:p text:style-name="P18">Press <text:span text:style-name="T26">HMCS</text:span> OSB.</text:p>
            </text:list-item>
            <text:list-item>
              <text:p text:style-name="P26"><text:span text:style-name="T15">Choose profile (</text:span><text:span text:style-name="T8">PRO1</text:span><text:span text:style-name="T15">, </text:span><text:span text:style-name="T8">PRO2</text:span><text:span text:style-name="T15">, or </text:span><text:span text:style-name="T8">PRO3</text:span><text:span text:style-name="T15">) with the top OSBs.</text:span></text:p>
            </text:list-item>
            <text:list-item>
              <text:p text:style-name="P27"><text:span text:style-name="T14">Move the arrow by the selected field with </text:span><text:span text:style-name="T1">SYMBOL</text:span><text:span text:style-name="T14"> up/down OSBs on the left, or move in larger increments with </text:span><text:span text:style-name="T1">QTR PAGE</text:span><text:span text:style-name="T14"> OSBs on the right.</text:span></text:p>
            </text:list-item>
            <text:list-item>
              <text:p text:style-name="P27"><text:span text:style-name="T14">Press </text:span><text:span text:style-name="T1">L3 OSB</text:span><text:span text:style-name="T14"> to cycle selected field's setting. <text:s/></text:span><text:span text:style-name="T1">ON</text:span><text:span text:style-name="T14"> = permanently on, </text:span><text:span text:style-name="T1">OCLD</text:span><text:span text:style-name="T14"> = hidden when looking inside the cockpit, </text:span><text:span text:style-name="T1">OFF</text:span><text:span text:style-name="T14"> = permanently off.</text:span></text:p>
            </text:list-item>
            <text:list-item>
              <text:p text:style-name="P26"><text:span text:style-name="T15">For fields with a numeric value in the right-hand column, enter a new value into the </text:span><text:span text:style-name="T8">UFC scratchpad</text:span><text:span text:style-name="T15">, the press </text:span><text:span text:style-name="T8">RANGE</text:span><text:span text:style-name="T15"> OSB (L4) to update the value.</text:span></text:p>
            </text:list-item>
          </text:list>
        </text:list-item>
      </text:list>
      <text:list xml:id="list2396389940" text:style-name="L8">
        <text:list-item>
          <text:list>
            <text:list-item>
              <text:list>
                <text:list-item>
                  <text:p text:style-name="P19">The value is the nmi range cutoff for showing the item in the HMCS.</text:p>
                </text:list-item>
              </text:list>
            </text:list-item>
          </text:list>
        </text:list-item>
      </text:list>
      <text:list xml:id="list74714557031615" text:continue-list="list1855664646" text:style-name="L7">
        <text:list-item>
          <text:list>
            <text:list-item>
              <text:p text:style-name="P27"><text:span text:style-name="T14">Useful items to show through the cockpit might be: CROSSHAIR, OWN SPI, SPI INDICATOR,</text:span><text:span text:style-name="T16"> HDC,</text:span><text:span text:style-name="T14"> TGP FOV...</text:span></text:p>
            </text:list-item>
            <text:list-item>
              <text:p text:style-name="P28"><text:span text:style-name="T1">Flip through profiles</text:span><text:span text:style-name="T14"> when SOI is in HMCS with </text:span><text:span text:style-name="T1">DMS right short</text:span><text:span text:style-name="T14"> (</text:span><text:span text:style-name="T1">Middle Finger Hat right short</text:span><text:span text:style-name="T14">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07:47:13.073000000</dc:date>
    <meta:editing-duration>PT12H27M57S</meta:editing-duration>
    <meta:editing-cycles>5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5" meta:word-count="638" meta:character-count="3394" meta:non-whitespace-character-count="2837"/>
  </office:meta>
</office:document-meta>
</file>